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RTADO PACHECO, SANTOS LAUREAN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RTADO PACHECO, SANTOS LAUREA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4862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HURTADO INFANTAS, JUAN CARL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57968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4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43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